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isten</text:h>
      <text:p text:style-name="Text_20_body">If you swallow hard enough<text:line-break/>you'll feel the stone<text:line-break/>the one we all have waiting</text:p>
      <text:p text:style-name="Text_20_body">Once I found the stone in<text:line-break/>the sea it kissed me as<text:line-break/>the sea pawed at my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en</dc:title>
  </office:meta>
</office:document-meta>
</file>